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2.342cm" fo:break-before="auto" style:use-optimal-row-height="true"/>
    </style:style>
    <style:style style:name="ro5" style:family="table-row">
      <style:table-row-properties style:row-height="3.87cm" fo:break-before="auto" style:use-optimal-row-height="true"/>
    </style:style>
    <style:style style:name="ro6" style:family="table-row">
      <style:table-row-properties style:row-height="3.685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#REF!:.A#REF!]);&quot;)&quot;)" office:value-type="float" office:value="0">
            <text:p>#REF!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1-28T09:46:34.3">
            <text:p>112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오랜만에 계단 바로 아래 옹벽에 있어서, 체육관 울타리에서 나왔다. 뒹굴. (2) 미케도 곧 달려왔다. (3) 돌아갈 때 먼저 크로를 잡고 달리면서 옹벽으로. &lt;2&gt; 서둘러 미케의 자리로 돌아가고 미케도 잡고려고했지만, 미케는 스스로 일찍인 발으로 보도 쪽으로 가서버렸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sobota, dwudziesty ósmy listopad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. `dai-kan` (2) umeblowanie poprzedniej kompozycji. (3) po kąpieli sesja. `dai-kan` &lt;2&gt; wygląda, że `dai-kan` ma swój własny poziom dolnej wargi. &lt;3&gt; Pod względem wysokośc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哈密顿算符。奇妙。使用位置的无穷小，把它偏微分。那就该物体的运动量 p，p 的时间微分 p` 。这个 p` ，可获得了。（2）同时，使用运动量p，p 的无穷小∂p。使用该无穷小，把哈密顿算符去偏微分。那就，该物体的位置 q，就获得了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о&lt;o&gt;иск закономе'рностей[pattern. / трениро'вка де'ятельности[activity. (2) че'рез рассле'дования на фо'рексе, установи'ть[establish методоло'гию. ----&gt; нет. Сра'зу[straightaway пере'йти[immediately к установлению[establishment методологии естественнонау'чных[natural-science исследований.</text:p>
          </table:table-cell>
          <table:covered-table-cell table:number-columns-repeated="2" table:style-name="ce11"/>
          <table:table-cell table:style-name="ce12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518">http://benfranklin.chips.jp/cake_apps/Cake_IFM11/images/view/43518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ذا العالم / في هذا العالم، فقط يصلح / دعونا نصنع</text:p>
          </table:table-cell>
          <table:table-cell table:style-name="ce11" office:value-type="string" table:number-columns-spanned="2" table:number-rows-spanned="1">
            <text:p>hadzaa[this / al-AAlamu[s`wiat / * / faqat^i[po-prostu / yas^lih^u[repair / daUwnaa[lets / nas^naU[zrobic` / a-salama[poko`j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528">http://benfranklin.chips.jp/cake_apps/Cake_IFM11/images/view/49528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28T10:48:56.62">
            <text:p>1128 <text:s/>104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28T10:48:56.62">
            <text:p>1128 <text:s/>1048</text:p>
          </table:table-cell>
          <table:table-cell table:style-name="ce7" table:formula="of:=NOW()" office:value-type="date" office:date-value="2021-11-28T10:48:58.1">
            <text:p>1128 <text:s/>104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28T10:48:58.1">
            <text:p>1128 <text:s/>1048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7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5"/>
          <table:table-cell table:number-columns-repeated="1011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8">2021/11/28</text:date>, <text:time>10:48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1-28T10:48:57.95</dc:date>
    <dc:creator>iwabuchi ken</dc:creator>
    <meta:editing-duration>P10DT3H12M1S</meta:editing-duration>
    <meta:editing-cycles>1477</meta:editing-cycles>
    <meta:generator>OpenOffice/4.1.3$Win32 OpenOffice.org_project/413m1$Build-9783</meta:generator>
    <meta:document-statistic meta:table-count="1" meta:cell-count="71" meta:object-count="0"/>
  </office:meta>
</office:document-meta>
</file>